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52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2.7362in"/>
    </style:style>
    <style:style style:name="co4" style:family="table-column">
      <style:table-column-properties fo:break-before="auto" style:column-width="2.9811in"/>
    </style:style>
    <style:style style:name="co5" style:family="table-column">
      <style:table-column-properties fo:break-before="auto" style:column-width="0.5409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2.9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lternate Part 1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URL 1</text:p>
          </table:table-cell>
          <table:table-cell office:value-type="string" calcext:value-type="string">
            <text:p>Alternate Part 2</text:p>
          </table:table-cell>
          <table:table-cell office:value-type="string" calcext:value-type="string">
            <text:p>Price 2</text:p>
          </table:table-cell>
          <table:table-cell office:value-type="string" calcext:value-type="string">
            <text:p>URL 2</text:p>
          </table:table-cell>
        </table:table-row>
        <table:table-row table:style-name="ro2">
          <table:table-cell office:value-type="string" calcext:value-type="string">
            <text:p>Adafruit Metro 328</text:p>
          </table:table-cell>
          <table:table-cell office:value-type="currency" office:currency="USD" office:value="17.5" calcext:value-type="currency">
            <text:p>$17.50</text:p>
          </table:table-cell>
          <table:table-cell office:value-type="string" calcext:value-type="string">
            <text:p><text:a xlink:href="https://www.adafruit.com/product/2488" xlink:type="simple">https://www.adafruit.com/product/2488</text:a></text:p>
          </table:table-cell>
          <table:table-cell office:value-type="string" calcext:value-type="string">
            <text:p>Sparkfun Redboard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s://www.sparkfun.com/products/13975" xlink:type="simple">https://www.sparkfun.com/products/13975</text:a></text:p>
          </table:table-cell>
          <table:table-cell office:value-type="string" calcext:value-type="string">
            <text:p>Arduino Uno Rev 3</text:p>
          </table:table-cell>
          <table:table-cell office:value-type="currency" office:currency="USD" office:value="23" calcext:value-type="currency">
            <text:p>$23.00</text:p>
          </table:table-cell>
          <table:table-cell office:value-type="string" calcext:value-type="string">
            <text:p><text:a xlink:href="https://store.arduino.cc/usa/arduino-uno-rev3" xlink:type="simple">https://store.arduino.cc/usa/arduino-uno-rev3</text:a></text:p>
          </table:table-cell>
        </table:table-row>
        <table:table-row table:style-name="ro2">
          <table:table-cell office:value-type="string" calcext:value-type="string">
            <text:p>9 VDC 1000mA Regulated Switching Power Adapter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adafruit.com/product/63" xlink:type="simple">https://www.adafruit.com/product/63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VDC 1000mA Regulated Switching Power Adapter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adafruit.com/product/63" xlink:type="simple">https://www.adafruit.com/product/63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ipp Lite 6 Outlet Surge Protector Power Strip, 6ft Cord</text:p>
          </table:table-cell>
          <table:table-cell office:value-type="currency" office:currency="USD" office:value="13.2" calcext:value-type="currency">
            <text:p>$13.20</text:p>
          </table:table-cell>
          <table:table-cell office:value-type="string" calcext:value-type="string">
            <text:p><text:a xlink:href="https://www.amazon.com/Tripp-Lite-Protector-INSURANCE-TLP6B/dp/B006KAP4AK/ref=sr_1_30?crid=20BFWINAKTEWR&amp;dchild=1&amp;keywords=tripp+lite+surge+protector&amp;qid=1588937060&amp;sprefix=Tripp+Lite+%2Caps%2C159&amp;sr=8-30" xlink:type="simple">https://www.amazon.com/Tripp-Lite-Protector-INSURANCE-TLP6B/dp/B006KAP4AK/ref=sr_1_30?crid=20BFWINAKTEWR&amp;dchild=1&amp;keywords=tripp+lite+surge+protector&amp;qid=1588937060&amp;sprefix=Tripp+Lite+%2Caps%2C159&amp;sr=8-30</text:a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arkFun Breadboard Power Supply Stick</text:p>
          </table:table-cell>
          <table:table-cell office:value-type="currency" office:currency="USD" office:value="11.95" calcext:value-type="currency">
            <text:p>$11.95</text:p>
          </table:table-cell>
          <table:table-cell office:value-type="string" calcext:value-type="string">
            <text:p><text:a xlink:href="https://www.sparkfun.com/products/13032" xlink:type="simple">https://www.sparkfun.com/products/13032</text:a></text:p>
          </table:table-cell>
          <table:table-cell office:value-type="string" calcext:value-type="string">
            <text:p>Adjustable breadboard power supply kit – v1.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adafruit.com/product/184" xlink:type="simple">https://www.adafruit.com/product/18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mpot 10K Ohm with Knob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s://www.sparkfun.com/products/9806" xlink:type="simple">https://www.sparkfun.com/products/9806</text:a></text:p>
          </table:table-cell>
          <table:table-cell office:value-type="string" calcext:value-type="string">
            <text:p>Breadboard trim potentiometer – 10K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string" calcext:value-type="string">
            <text:p><text:a xlink:href="https://www.adafruit.com/product/356" xlink:type="simple">https://www.adafruit.com/product/356</text:a></text:p>
          </table:table-cell>
          <table:table-cell table:number-columns-repeated="3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07:03:02.589000000</meta:creation-date>
    <dc:date>2020-05-08T07:51:09.605000000</dc:date>
    <meta:editing-duration>PT7M26S</meta:editing-duration>
    <meta:editing-cycles>1</meta:editing-cycles>
    <meta:document-statistic meta:table-count="1" meta:cell-count="39" meta:object-count="0"/>
    <meta:generator>LibreOffice/6.4.3.2$Windows_X86_64 LibreOffice_project/747b5d0ebf89f41c860ec2a39efd7cb15b54f2d8</meta:generator>
  </office:meta>
</office:document-meta>
</file>